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sans-serif"/>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B3"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7" style:family="table">
      <style:table-properties style:width="15.538cm" fo:margin-left="0.213cm" fo:margin-right="0.169cm" table:align="margins" style:writing-mode="lr-tb"/>
    </style:style>
    <style:style style:name="Table7.A" style:family="table-column">
      <style:table-column-properties style:column-width="2.967cm" style:rel-column-width="12513*"/>
    </style:style>
    <style:style style:name="Table7.B" style:family="table-column">
      <style:table-column-properties style:column-width="4.895cm" style:rel-column-width="20644*"/>
    </style:style>
    <style:style style:name="Table7.C" style:family="table-column">
      <style:table-column-properties style:column-width="4.602cm" style:rel-column-width="19409*"/>
    </style:style>
    <style:style style:name="Table7.D" style:family="table-column">
      <style:table-column-properties style:column-width="3.074cm" style:rel-column-width="12969*"/>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7.D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7.D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7.D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A9"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7.B9" style:family="table-cell">
      <style:table-cell-properties style:vertical-align="middle" fo:padding-left="0.191cm" fo:padding-right="0.191cm" fo:padding-top="0cm" fo:padding-bottom="0cm" fo:border-left="0.018cm solid #000000" fo:border-right="none" fo:border-top="none" fo:border-bottom="0.035cm solid #000000" style:writing-mode="lr-tb"/>
    </style:style>
    <style:style style:name="Table7.D9"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tab-stops/>
      </style:paragraph-properties>
      <style:text-properties fo:font-size="11pt" style:font-size-asian="11pt"/>
    </style:style>
    <style:style style:name="P12" style:family="paragraph" style:parent-style-name="Header">
      <style:paragraph-properties style:snap-to-layout-grid="false">
        <style:tab-stops/>
      </style:paragraph-properties>
      <style:text-properties fo:font-size="11pt" style:font-size-asian="11pt"/>
    </style:style>
    <style:style style:name="P13" style:family="paragraph" style:parent-style-name="Main_20_Title">
      <style:paragraph-properties fo:break-before="page"/>
    </style:style>
    <style:style style:name="P14" style:family="paragraph" style:parent-style-name="Title">
      <style:paragraph-properties fo:text-align="end" style:justify-single-word="false"/>
    </style:style>
    <style:style style:name="P15" style:family="paragraph" style:parent-style-name="Tabletext">
      <style:paragraph-properties fo:text-align="center" style:justify-single-word="false"/>
      <style:text-properties fo:font-weight="bold" style:font-weight-asian="bold"/>
    </style:style>
    <style:style style:name="P16" style:family="paragraph" style:parent-style-name="Tabletext">
      <style:paragraph-properties style:snap-to-layout-grid="false"/>
    </style:style>
    <style:style style:name="P17" style:family="paragraph" style:parent-style-name="Tabletext">
      <style:paragraph-properties style:snap-to-layout-grid="false"/>
      <style:text-properties fo:language="en" fo:country="GB"/>
    </style:style>
    <style:style style:name="P18" style:family="paragraph" style:parent-style-name="Caption">
      <style:paragraph-properties fo:margin-left="2.251cm" fo:margin-right="1.007cm" fo:text-indent="-1.499cm" style:auto-text-indent="false" fo:keep-with-next="always"/>
    </style:style>
    <style:style style:name="P19"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20" style:family="paragraph" style:parent-style-name="Heading_20_1">
      <style:paragraph-properties fo:break-before="pag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Title" style:master-page-name="First_20_Page">
      <style:paragraph-properties fo:text-align="end" style:justify-single-word="false" style:page-number="auto"/>
    </style:style>
    <style:style style:name="P30"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fo:font-variant="normal" fo:text-transform="none" fo:color="#1155cc" style:font-name="Arial1" fo:font-size="12pt" fo:letter-spacing="normal" fo:font-style="normal" fo:font-weight="normal"/>
    </style:style>
    <style:style style:name="T8" style:family="text">
      <style:text-properties fo:font-style="normal" style:font-style-asian="normal" style:font-style-complex="normal"/>
    </style:style>
    <style:style style:name="T9"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14"><text:subject>Real-time bridge monitoring</text:subject></text:p>
      <text:p text:style-name="P14"><text:title>Team policy - Communication</text:title></text:p>
      <text:p text:style-name="P14"/>
      <text:p text:style-name="P14"><text:span text:style-name="T2">Version </text:span><text:span text:style-name="T2"><text:user-defined style:data-style-name="N0" text:name="Version Number">1.1</text:user-defined></text:span></text:p>
      <text:p text:style-name="Standard"/>
      <text:p text:style-name="P13">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Date</text:p>
          </table:table-cell>
          <table:table-cell table:style-name="Table1.A1" office:value-type="string">
            <text:p text:style-name="P15">Version</text:p>
          </table:table-cell>
          <table:table-cell table:style-name="Table1.A1" office:value-type="string">
            <text:p text:style-name="P15">Description</text:p>
          </table:table-cell>
          <table:table-cell table:style-name="Table1.D1" office:value-type="string">
            <text:p text:style-name="P15">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16">Marko Brcic</text:p>
          </table:table-cell>
        </table:table-row>
        <table:table-row table:style-name="Table1.1">
          <table:table-cell table:style-name="Table1.A1" office:value-type="string">
            <text:p text:style-name="P17">2013-10-28</text:p>
          </table:table-cell>
          <table:table-cell table:style-name="Table1.B3" office:value-type="float" office:value="1.1">
            <text:p text:style-name="Tabletext">1,1</text:p>
          </table:table-cell>
          <table:table-cell table:style-name="Table1.A1" office:value-type="string">
            <text:p text:style-name="P16">Communication, Calendar, Meetings, Brainstorming, Tasks</text:p>
          </table:table-cell>
          <table:table-cell table:style-name="Table1.D1" office:value-type="string">
            <text:p text:style-name="P16">Marko Brcic</text:p>
          </table:table-cell>
        </table:table-row>
        <table:table-row table:style-name="Table1.1">
          <table:table-cell table:style-name="Table1.A1" office:value-type="string">
            <text:p text:style-name="P16"/>
          </table:table-cell>
          <table:table-cell table:style-name="Table1.A1" office:value-type="string">
            <text:p text:style-name="Tabletext"/>
          </table:table-cell>
          <table:table-cell table:style-name="Table1.A1" office:value-type="string">
            <text:p text:style-name="P16"/>
          </table:table-cell>
          <table:table-cell table:style-name="Table1.D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16"/>
          </table:table-cell>
        </table:table-row>
      </table:table>
      <text:p text:style-name="Standard"/>
      <text:h text:style-name="P20" text:outline-level="1">Introduction</text:h>
      <text:p text:style-name="Standard"/>
      <text:h text:style-name="Heading_20_2" text:outline-level="2">Purpose of this document</text:h>
      <text:p text:style-name="Standard">The purpose of this document is to define the team policy for communication and information exchange between team members</text:p>
      <text:p text:style-name="Standard"/>
      <text:h text:style-name="Heading_20_2" text:outline-level="2">Document organization</text:h>
      <text:p text:style-name="Standard">The document is organized as follows: </text:p>
      <text:p text:style-name="Standard"/>
      <text:list xml:id="list1962612256209687029" text:style-name="L1">
        <text:list-item>
          <text:p text:style-name="P21">Section 1, <text:span text:style-name="T3">Introduction,</text:span> describes contents of this guide, used documentation, intended audience, scope of the document and definitions and acronyms.</text:p>
        </text:list-item>
        <text:list-item>
          <text:p text:style-name="P21">Section 2, <text:span text:style-name="T4">Communication, </text:span><text:span text:style-name="T8">describes the communication tools and according accounts for each team member</text:span></text:p>
        </text:list-item>
        <text:list-item>
          <text:p text:style-name="P21">Section 3, <text:span text:style-name="T4">Calendar, </text:span><text:span text:style-name="T8">describes the calendars used and the way they are used</text:span></text:p>
        </text:list-item>
        <text:list-item>
          <text:p text:style-name="P21">Section 4, <text:span text:style-name="T4">Meetings, </text:span><text:span text:style-name="T8">describes policies for the meetings</text:span></text:p>
        </text:list-item>
        <text:list-item>
          <text:p text:style-name="P21">Section 5, <text:span text:style-name="T4">Brainstorming, </text:span><text:span text:style-name="T8">describes the tool used for brainstorming </text:span></text:p>
        </text:list-item>
        <text:list-item>
          <text:p text:style-name="P21">Section 6, <text:span text:style-name="T4">Tasks, </text:span><text:span text:style-name="T8">describes where and in what way the tasks should be written down and assigned to tam members</text:span></text:p>
        </text:list-item>
      </text:list>
      <text:p text:style-name="Standard"/>
      <text:h text:style-name="Heading_20_2" text:outline-level="2">Intended Audience</text:h>
      <text:p text:style-name="Standard">The intended audience are team members.</text:p>
      <text:list xml:id="list2383663078062663341" text:style-name="L2">
        <text:list-item>
          <text:p text:style-name="P22">Andrea Bottoli</text:p>
        </text:list-item>
        <text:list-item>
          <text:p text:style-name="P22">Dzana Kujan</text:p>
        </text:list-item>
        <text:list-item>
          <text:p text:style-name="P22">Lorenzo Pagliari</text:p>
        </text:list-item>
        <text:list-item>
          <text:p text:style-name="P22">Nikola Radisavljevic</text:p>
        </text:list-item>
        <text:list-item>
          <text:p text:style-name="P22">Jörn Tillmanns</text:p>
        </text:list-item>
        <text:list-item>
          <text:p text:style-name="P22">Fifo Miraldi</text:p>
        </text:list-item>
        <text:list-item>
          <text:p text:style-name="P22">Marko Brcic</text:p>
        </text:list-item>
        <text:list-item>
          <text:p text:style-name="P22">Elisabetta di Nitto</text:p>
        </text:list-item>
      </text:list>
      <text:list xml:id="list8462082899058323676" text:style-name="L3">
        <text:list-header>
          <text:p text:style-name="P23"/>
        </text:list-header>
      </text:list>
      <text:p text:style-name="Standard"/>
      <text:h text:style-name="Heading_20_2" text:outline-level="2">Scope</text:h>
      <text:p text:style-name="Standard">This document addresses the rules and guidelines that team members should obey while participating on the project. In this documents there are only rules regarding the communication between team members and information exchange between them. There is nothing defined regarding the communication towards customer or any other stakeholder.</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2"/>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1"/>
          </table:table-cell>
        </table:table-row>
        <text:soft-page-break/>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20" text:outline-level="1">Communication</text:h>
      <text:p text:style-name="Standard"/>
      <text:p text:style-name="Standard"><text: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Member</text:p>
          </table:table-cell>
          <table:table-cell table:style-name="Table7.B1" office:value-type="string">
            <text:p text:style-name="P8">Email Communication</text:p>
          </table:table-cell>
          <table:table-cell table:style-name="Table7.B1" office:value-type="string">
            <text:p text:style-name="P8">Hangouts </text:p>
            <text:p text:style-name="P8">(voice + video)</text:p>
          </table:table-cell>
          <table:table-cell table:style-name="Table7.D1" office:value-type="string">
            <text:p text:style-name="P8">Skype (chat)</text:p>
          </table:table-cell>
        </table:table-row>
        <table:table-row table:style-name="Table7.1">
          <table:table-cell table:style-name="Table7.A2" office:value-type="string">
            <text:p text:style-name="Standard"><text:span text:style-name="Acronyms"><text:span text:style-name="T6">Andrea Bottoli</text:span></text:span></text:p>
          </table:table-cell>
          <table:table-cell table:style-name="Table7.B2" office:value-type="string">
            <text:p text:style-name="Standard">andrea.bottoli@mail.polimi.it</text:p>
          </table:table-cell>
          <table:table-cell table:style-name="Table7.B2" office:value-type="string">
            <text:p text:style-name="Standard">andrea.bottoli15@gmail.com</text:p>
          </table:table-cell>
          <table:table-cell table:style-name="Table7.D2" office:value-type="string">
            <text:p text:style-name="Standard">a_bottoli</text:p>
          </table:table-cell>
        </table:table-row>
        <table:table-row table:style-name="Table7.1">
          <table:table-cell table:style-name="Table7.A2" office:value-type="string">
            <text:p text:style-name="Standard">Lorenzo Pagliari</text:p>
          </table:table-cell>
          <table:table-cell table:style-name="Table7.B2" office:value-type="string">
            <text:p text:style-name="Standard">lorenzo.pagliari@mail.polimi.it</text:p>
          </table:table-cell>
          <table:table-cell table:style-name="Table7.B2" office:value-type="string">
            <text:p text:style-name="Standard">batacchio89@gmail.com</text:p>
          </table:table-cell>
          <table:table-cell table:style-name="Table7.D2" office:value-type="string">
            <text:p text:style-name="Standard">lorenzo_pagliari</text:p>
          </table:table-cell>
        </table:table-row>
        <table:table-row table:style-name="Table7.1">
          <table:table-cell table:style-name="Table7.A2" office:value-type="string">
            <text:p text:style-name="Standard">Dzana Kujan</text:p>
          </table:table-cell>
          <table:table-cell table:style-name="Table7.B2" office:value-type="string">
            <text:p text:style-name="Standard">dkn12003@student.mdh.se</text:p>
          </table:table-cell>
          <table:table-cell table:style-name="Table7.B2" office:value-type="string">
            <text:p text:style-name="Standard">dzana.kujan@gmail.com</text:p>
          </table:table-cell>
          <table:table-cell table:style-name="Table7.D2" office:value-type="string">
            <text:p text:style-name="Standard">dzana.kujan</text:p>
            <text:p text:style-name="Standard"/>
          </table:table-cell>
        </table:table-row>
        <table:table-row table:style-name="Table7.1">
          <table:table-cell table:style-name="Table7.A5" office:value-type="string">
            <text:p text:style-name="Standard">Nikola Radisavljevic</text:p>
          </table:table-cell>
          <table:table-cell table:style-name="Table7.B5" office:value-type="string">
            <text:p text:style-name="Standard">ratke89@gmail.com</text:p>
          </table:table-cell>
          <table:table-cell table:style-name="Table7.B5" office:value-type="string">
            <text:p text:style-name="Standard">ratke89@gmail.com</text:p>
          </table:table-cell>
          <table:table-cell table:style-name="Table7.D5" office:value-type="string">
            <text:p text:style-name="Standard">gerilarson89</text:p>
          </table:table-cell>
        </table:table-row>
        <table:table-row table:style-name="Table7.1">
          <table:table-cell table:style-name="Table7.A5" office:value-type="string">
            <text:p text:style-name="Standard">Fifo Miraldi</text:p>
          </table:table-cell>
          <table:table-cell table:style-name="Table7.B5" office:value-type="string">
            <text:p text:style-name="Standard">mfo12002@student.mdh.se</text:p>
          </table:table-cell>
          <table:table-cell table:style-name="Table7.B5" office:value-type="string">
            <text:p text:style-name="Standard">miraldi10@gmail.com</text:p>
          </table:table-cell>
          <table:table-cell table:style-name="Table7.D5" office:value-type="string">
            <text:p text:style-name="Standard">miraldi.fifo</text:p>
          </table:table-cell>
        </table:table-row>
        <table:table-row table:style-name="Table7.1">
          <table:table-cell table:style-name="Table7.A5" office:value-type="string">
            <text:p text:style-name="Standard">Jorn Tillmanns</text:p>
          </table:table-cell>
          <table:table-cell table:style-name="Table7.B5" office:value-type="string">
            <text:p text:style-name="Standard">jts13002@student.mdh.se</text:p>
          </table:table-cell>
          <table:table-cell table:style-name="Table7.B5" office:value-type="string">
            <text:p text:style-name="Standard">finglan31@gmail.com</text:p>
          </table:table-cell>
          <table:table-cell table:style-name="Table7.D5" office:value-type="string">
            <text:p text:style-name="Standard">the-cuddliest-of-9</text:p>
          </table:table-cell>
        </table:table-row>
        <table:table-row table:style-name="Table7.1">
          <table:table-cell table:style-name="Table7.A5" office:value-type="string">
            <text:p text:style-name="Standard">Marko Brcic</text:p>
          </table:table-cell>
          <table:table-cell table:style-name="Table7.B5" office:value-type="string">
            <text:p text:style-name="Standard">brcinho@gmail.com</text:p>
          </table:table-cell>
          <table:table-cell table:style-name="Table7.B5" office:value-type="string">
            <text:p text:style-name="Standard">brcinho@gmail.com</text:p>
          </table:table-cell>
          <table:table-cell table:style-name="Table7.D5" office:value-type="string">
            <text:p text:style-name="Standard">brcinho</text:p>
          </table:table-cell>
        </table:table-row>
        <table:table-row table:style-name="Table7.1">
          <table:table-cell table:style-name="Table7.A9" office:value-type="string">
            <text:p text:style-name="Standard">Elisabetta di Nitto</text:p>
          </table:table-cell>
          <table:table-cell table:style-name="Table7.B9" office:value-type="string">
            <text:p text:style-name="Standard">elisabetta.dinitto@polimi.it</text:p>
          </table:table-cell>
          <table:table-cell table:style-name="Table7.B9" office:value-type="string">
            <text:p text:style-name="Standard"/>
          </table:table-cell>
          <table:table-cell table:style-name="Table7.D9" office:value-type="string">
            <text:p text:style-name="Standard"/>
          </table:table-cell>
        </table:table-row>
      </table:table>
      <text:p text:style-name="P18">Table <text:sequence text:ref-name="refTable0" text:name="Table" text:formula="ooow:Table+1" style:num-format="1">1</text:sequence>.<text:tab/>Communication accounts for collaboration </text:p>
      <text:p text:style-name="Standard"/>
      <text:h text:style-name="Heading_20_1" text:outline-level="1">Calendars</text:h>
      <text:p text:style-name="Standard"/>
      <text:list xml:id="list5190013141058538233" text:style-name="L7">
        <text:list-item>
          <text:p text:style-name="P27">Official team calendar where all the meetings and internal deadlines should be written</text:p>
        </text:list-item>
      </text:list>
      <text:list xml:id="list8233161696521227378" text:style-name="L4">
        <text:list-header>
          <text:p text:style-name="P24"><text:a xlink:type="simple" xlink:href="https://www.google.com/calendar/ical/urfdcqcihe8i4kqme4kq7qubs0%40group.calendar.google.com/private-ecc65db365b24a2ccb5db8af28d81330/basic.ics" office:target-frame-name="_blank" xlink:show="new"><text:span text:style-name="T7">https://www.google.com/calendar/ical/urfdcqcihe8i4kqme4kq7qubs0%40group.calendar.google.com/private-ecc65db365b24a2ccb5db8af28d81330/basic.ics</text:span></text:a> </text:p>
        </text:list-header>
      </text:list>
      <text:p text:style-name="Standard"/>
      <text:list xml:id="list42151704" text:continue-numbering="true" text:style-name="L4">
        <text:list-item>
          <text:p text:style-name="P24">Official calendar from the course where all the major deadlines for the project are written</text:p>
          <text:p text:style-name="P24"><text:a xlink:type="simple" xlink:href="https://www.google.com/calendar/ical/c3r8el57h0i47mo2ti7b5g4cqk%40group.calendar.google.com/public/basic.ics" office:target-frame-name="_blank" xlink:show="new"><text:span text:style-name="T7">https://www.google.com/calendar/ical/c3r8el57h0i47mo2ti7b5g4cqk%40group.calendar.google.com/public/basic.ics</text:span></text:a> </text:p>
          <text:p text:style-name="P24"/>
        </text:list-item>
      </text:list>
      <text:p text:style-name="Standard"/>
      <text:h text:style-name="Heading_20_1" text:outline-level="1">Meetings</text:h>
      <text:p text:style-name="Standard"/>
      <text:list xml:id="list6882008845057581367" text:style-name="L5">
        <text:list-item>
          <text:p text:style-name="P25">Agreed on Doodle and/or Skype</text:p>
        </text:list-item>
        <text:list-item>
          <text:p text:style-name="P25">Weekly meeting scheduled on Tuesday 19:00</text:p>
        </text:list-item>
      </text:list>
      <text:p text:style-name="Standard"/>
      <text:h text:style-name="Heading_20_1" text:outline-level="1">Brainstorming</text:h>
      <text:p text:style-name="Standard"/>
      <text:list xml:id="list5624510512750059164" text:style-name="L8">
        <text:list-item>
          <text:p text:style-name="P28">We picked a Google spreadsheet as our way of brainstorming and writing proposals and other thing we need to agree upon. Spreadsheet is available only to the people which have access rights for it. </text:p>
        </text:list-item>
      </text:list>
      <text:list xml:id="list6413107569218371068" text:style-name="L6">
        <text:list-header>
          <text:p text:style-name="P26"><text:a xlink:type="simple" xlink:href="https://docs.google.com/spreadsheet/ccc?key=0Av4gfXKOIRzodElnUF95Wm1kV3ZiQ1lSd09kTloxaGc&amp;usp=sharing#gid=0">https://docs.google.com/spreadsheet/ccc?key=0Av4gfXKOIRzodElnUF95Wm1kV3ZiQ1lSd09kTloxaGc&amp;usp=sharing#gid=0</text:a> </text:p>
        </text:list-header>
      </text:list>
      <text:p text:style-name="Standard"/>
      <text:p text:style-name="Standard"/>
      <text:h text:style-name="Heading_20_1" text:outline-level="1">Tasks</text:h>
      <text:p text:style-name="Standard"><text:tab/>We started writing tasks to Google spreadsheet but we agreed that we will transfer all the data to Github, so from now on all the tasks need to be defined in Github and they can easily be viewed also with plug-in available for Eclipse</text:p>
      <text:p text:style-name="Standard"/>
      <text:p text:style-name="Standard"/>
      <text:h text:style-name="P20"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19">Table 1. Communication accounts for collaboration <text:tab/>5</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sans-serif"/>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Team policy - Communication</text:title></text:p>
            </table:table-cell>
            <table:table-cell table:style-name="Table6.B1" office:value-type="string">
              <text:p text:style-name="Standard"><text:s text:c="2"/>Date: <text:s/>2013-10-28</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78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mmunication</dc:title>
    <dc:subject>Real-time bridge monitoring</dc:subject>
    <meta:creation-date>2003-10-20T13:55:00</meta:creation-date>
    <dc:creator>Marko Brčić</dc:creator>
    <dc:date>2013-10-28T22:00:08.79</dc:date>
    <meta:print-date>2000-10-31T09:28:00</meta:print-date>
    <meta:editing-cycles>23</meta:editing-cycles>
    <meta:editing-duration>PT9H44M25S</meta:editing-duration>
    <meta:generator>OpenOffice/4.0.1$Win32 OpenOffice.org_project/401m5$Build-9714</meta:generator>
    <meta:document-statistic meta:table-count="6" meta:image-count="3" meta:object-count="0" meta:page-count="6" meta:paragraph-count="107" meta:word-count="473" meta:character-count="3606"/>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